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8100000113E8658444576D98C9.png" manifest:media-type="image/png"/>
  <manifest:file-entry manifest:full-path="Pictures/100097BA000027CA00001C6C511B2EF36E97ADFA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9.719cm" svg:height="6.942cm" svg:x="2.54cm" svg:y="1.778cm">
          <draw:image xlink:href="Pictures/100097BA000027CA00001C6C511B2EF36E97ADFA.svg" xlink:type="simple" xlink:show="embed" xlink:actuate="onLoad">
            <text:p/>
          </draw:image>
          <draw:image xlink:href="Pictures/100002010000018100000113E8658444576D98C9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27cm" fo:margin-bottom="1.27cm" fo:margin-left="2.54cm" fo:margin-right="2.54cm" fo:page-width="14.8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6T19:42:47.475012646</meta:creation-date>
    <dc:date>2018-09-16T20:37:37.276266671</dc:date>
    <meta:editing-duration>PT42M56S</meta:editing-duration>
    <meta:editing-cycles>1</meta:editing-cycles>
    <meta:document-statistic meta:object-count="1"/>
    <meta:generator>LibreOffice/6.0.3.2$Linux_X86_64 LibreOffice_project/00m0$Build-2</meta:generator>
  </office:meta>
</office:document-meta>
</file>